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low start+7ms +alpha 0.8+rwnd=50</text:p>
          </table:table-cell>
          <table:table-cell table:number-columns-repeated="10"/>
          <table:table-cell office:value-type="string" calcext:value-type="string">
            <text:p>moyenne</text:p>
          </table:table-cell>
        </table:table-row>
        <table:table-row table:style-name="ro1">
          <table:table-cell office:value-type="float" office:value="1075017" calcext:value-type="float">
            <text:p>1075017</text:p>
          </table:table-cell>
          <table:table-cell table:style-name="ce1" office:value-type="float" office:value="104643.915636" calcext:value-type="float">
            <text:p>104643,915636</text:p>
          </table:table-cell>
          <table:table-cell table:style-name="ce1" office:value-type="float" office:value="104503.058324" calcext:value-type="float">
            <text:p>104503,058324</text:p>
          </table:table-cell>
          <table:table-cell table:style-name="ce1" office:value-type="float" office:value="124459.694846" calcext:value-type="float">
            <text:p>124459,694846</text:p>
          </table:table-cell>
          <table:table-cell office:value-type="float" office:value="120552.496208" calcext:value-type="float">
            <text:p>120552,496208</text:p>
          </table:table-cell>
          <table:table-cell office:value-type="float" office:value="53724.6806501" calcext:value-type="float">
            <text:p>53724,6806501</text:p>
          </table:table-cell>
          <table:table-cell office:value-type="float" office:value="112090.246967" calcext:value-type="float">
            <text:p>112090,246967</text:p>
          </table:table-cell>
          <table:table-cell office:value-type="float" office:value="101407.684933" calcext:value-type="float">
            <text:p>101407,684933</text:p>
          </table:table-cell>
          <table:table-cell office:value-type="float" office:value="130956.524059" calcext:value-type="float">
            <text:p>130956,524059</text:p>
          </table:table-cell>
          <table:table-cell office:value-type="float" office:value="145476.176144" calcext:value-type="float">
            <text:p>145476,176144</text:p>
          </table:table-cell>
          <table:table-cell office:value-type="float" office:value="152803.964801" calcext:value-type="float">
            <text:p>152803,964801</text:p>
          </table:table-cell>
          <table:table-cell table:formula="of:=AVERAGE([.B2];[.K2])" office:value-type="float" office:value="128723.9402185" calcext:value-type="float">
            <text:p>128723,9402185</text:p>
          </table:table-cell>
        </table:table-row>
        <table:table-row table:style-name="ro1">
          <table:table-cell office:value-type="float" office:value="2874406" calcext:value-type="float">
            <text:p>2874406</text:p>
          </table:table-cell>
          <table:table-cell office:value-type="float" office:value="125862.649295" calcext:value-type="float">
            <text:p>125862,649295</text:p>
          </table:table-cell>
          <table:table-cell office:value-type="float" office:value="124463.246111" calcext:value-type="float">
            <text:p>124463,246111</text:p>
          </table:table-cell>
          <table:table-cell office:value-type="float" office:value="108859.173674" calcext:value-type="float">
            <text:p>108859,173674</text:p>
          </table:table-cell>
          <table:table-cell office:value-type="float" office:value="119133.651976" calcext:value-type="float">
            <text:p>119133,651976</text:p>
          </table:table-cell>
          <table:table-cell office:value-type="float" office:value="115494.087425" calcext:value-type="float">
            <text:p>115494,087425</text:p>
          </table:table-cell>
          <table:table-cell office:value-type="float" office:value="123642.730173" calcext:value-type="float">
            <text:p>123642,730173</text:p>
          </table:table-cell>
          <table:table-cell office:value-type="float" office:value="99847.2185689" calcext:value-type="float">
            <text:p>99847,2185689</text:p>
          </table:table-cell>
          <table:table-cell office:value-type="float" office:value="113448.958753" calcext:value-type="float">
            <text:p>113448,958753</text:p>
          </table:table-cell>
          <table:table-cell office:value-type="float" office:value="107198.871766" calcext:value-type="float">
            <text:p>107198,871766</text:p>
          </table:table-cell>
          <table:table-cell office:value-type="float" office:value="107154.440803" calcext:value-type="float">
            <text:p>107154,440803</text:p>
          </table:table-cell>
          <table:table-cell table:formula="of:=AVERAGE([.B3];[.K3])" office:value-type="float" office:value="116508.545049" calcext:value-type="float">
            <text:p>116508,545049</text:p>
          </table:table-cell>
        </table:table-row>
        <table:table-row table:style-name="ro1">
          <table:table-cell office:value-type="float" office:value="24210616" calcext:value-type="float">
            <text:p>24210616</text:p>
          </table:table-cell>
          <table:table-cell office:value-type="float" office:value="88008.6394522" calcext:value-type="float">
            <text:p>88008,6394522</text:p>
          </table:table-cell>
          <table:table-cell office:value-type="float" office:value="110690.086962" calcext:value-type="float">
            <text:p>110690,086962</text:p>
          </table:table-cell>
          <table:table-cell office:value-type="float" office:value="109224.248992" calcext:value-type="float">
            <text:p>109224,248992</text:p>
          </table:table-cell>
          <table:table-cell office:value-type="float" office:value="117291.817606" calcext:value-type="float">
            <text:p>117291,817606</text:p>
          </table:table-cell>
          <table:table-cell office:value-type="float" office:value="102194.442494" calcext:value-type="float">
            <text:p>102194,442494</text:p>
          </table:table-cell>
          <table:table-cell office:value-type="float" office:value="111160.875856" calcext:value-type="float">
            <text:p>111160,875856</text:p>
          </table:table-cell>
          <table:table-cell office:value-type="float" office:value="118975.804655" calcext:value-type="float">
            <text:p>118975,804655</text:p>
          </table:table-cell>
          <table:table-cell office:value-type="float" office:value="116556.66199" calcext:value-type="float">
            <text:p>116556,66199</text:p>
          </table:table-cell>
          <table:table-cell office:value-type="float" office:value="120609.117351" calcext:value-type="float">
            <text:p>120609,117351</text:p>
          </table:table-cell>
          <table:table-cell office:value-type="float" office:value="109295.456321" calcext:value-type="float">
            <text:p>109295,456321</text:p>
          </table:table-cell>
          <table:table-cell table:formula="of:=AVERAGE([.B4];[.K4])" office:value-type="float" office:value="98652.0478866" calcext:value-type="float">
            <text:p>98652,0478866</text:p>
          </table:table-cell>
        </table:table-row>
        <table:table-row table:style-name="ro1">
          <table:table-cell table:number-columns-repeated="11"/>
          <table:table-cell table:formula="of:=AVERAGE([.L2];[.L4])" office:value-type="float" office:value="113687.99405255" calcext:value-type="float">
            <text:p>113687,99405255</text:p>
          </table:table-cell>
        </table:table-row>
        <table:table-row table:style-name="ro1">
          <table:table-cell office:value-type="string" calcext:value-type="string">
            <text:p>cong av +7ms+alpha 0.8+rwnd=50</text:p>
          </table:table-cell>
          <table:table-cell table:number-columns-repeated="11"/>
        </table:table-row>
        <table:table-row table:style-name="ro1">
          <table:table-cell office:value-type="float" office:value="1075017" calcext:value-type="float">
            <text:p>1075017</text:p>
          </table:table-cell>
          <table:table-cell office:value-type="float" office:value="77157.5274899" calcext:value-type="float">
            <text:p>77157,5274899</text:p>
          </table:table-cell>
          <table:table-cell office:value-type="float" office:value="104244.012476" calcext:value-type="float">
            <text:p>104244,012476</text:p>
          </table:table-cell>
          <table:table-cell office:value-type="float" office:value="109179.049168" calcext:value-type="float">
            <text:p>109179,049168</text:p>
          </table:table-cell>
          <table:table-cell office:value-type="float" office:value="98474.1142047" calcext:value-type="float">
            <text:p>98474,1142047</text:p>
          </table:table-cell>
          <table:table-cell office:value-type="float" office:value="116447.300047" calcext:value-type="float">
            <text:p>116447,300047</text:p>
          </table:table-cell>
          <table:table-cell office:value-type="float" office:value="114024.819844" calcext:value-type="float">
            <text:p>114024,819844</text:p>
          </table:table-cell>
          <table:table-cell office:value-type="float" office:value="103426.21109" calcext:value-type="float">
            <text:p>103426,21109</text:p>
          </table:table-cell>
          <table:table-cell office:value-type="float" office:value="100524.55299" calcext:value-type="float">
            <text:p>100524,55299</text:p>
          </table:table-cell>
          <table:table-cell office:value-type="float" office:value="99729.8791695" calcext:value-type="float">
            <text:p>99729,8791695</text:p>
          </table:table-cell>
          <table:table-cell office:value-type="float" office:value="45328.9602749" calcext:value-type="float">
            <text:p>45328,9602749</text:p>
          </table:table-cell>
          <table:table-cell table:formula="of:=AVERAGE([.B7];[.K7])" office:value-type="float" office:value="61243.2438824" calcext:value-type="float">
            <text:p>61243,2438824</text:p>
          </table:table-cell>
        </table:table-row>
        <table:table-row table:style-name="ro1">
          <table:table-cell office:value-type="float" office:value="2874406" calcext:value-type="float">
            <text:p>2874406</text:p>
          </table:table-cell>
          <table:table-cell office:value-type="float" office:value="110838.489314" calcext:value-type="float">
            <text:p>110838,489314</text:p>
          </table:table-cell>
          <table:table-cell office:value-type="float" office:value="116843.225992" calcext:value-type="float">
            <text:p>116843,225992</text:p>
          </table:table-cell>
          <table:table-cell office:value-type="string" calcext:value-type="string">
            <text:p>70127<text:span text:style-name="T1">,</text:span>114662</text:p>
          </table:table-cell>
          <table:table-cell office:value-type="float" office:value="75086.0709367" calcext:value-type="float">
            <text:p>75086,0709367</text:p>
          </table:table-cell>
          <table:table-cell office:value-type="float" office:value="123384.069562" calcext:value-type="float">
            <text:p>123384,069562</text:p>
          </table:table-cell>
          <table:table-cell office:value-type="float" office:value="130691.418985" calcext:value-type="float">
            <text:p>130691,418985</text:p>
          </table:table-cell>
          <table:table-cell office:value-type="float" office:value="118013.5987" calcext:value-type="float">
            <text:p>118013,5987</text:p>
          </table:table-cell>
          <table:table-cell office:value-type="float" office:value="101912.999778" calcext:value-type="float">
            <text:p>101912,999778</text:p>
          </table:table-cell>
          <table:table-cell office:value-type="float" office:value="84819.7939603" calcext:value-type="float">
            <text:p>84819,7939603</text:p>
          </table:table-cell>
          <table:table-cell office:value-type="float" office:value="119369.951644" calcext:value-type="float">
            <text:p>119369,951644</text:p>
          </table:table-cell>
          <table:table-cell table:formula="of:=AVERAGE([.B8];[.K8])" office:value-type="float" office:value="115104.220479" calcext:value-type="float">
            <text:p>115104,220479</text:p>
          </table:table-cell>
        </table:table-row>
        <table:table-row table:style-name="ro1">
          <table:table-cell office:value-type="float" office:value="24210616" calcext:value-type="float">
            <text:p>24210616</text:p>
          </table:table-cell>
          <table:table-cell office:value-type="float" office:value="107573.79373" calcext:value-type="float">
            <text:p>107573,79373</text:p>
          </table:table-cell>
          <table:table-cell office:value-type="float" office:value="111675.354286" calcext:value-type="float">
            <text:p>111675,354286</text:p>
          </table:table-cell>
          <table:table-cell office:value-type="float" office:value="127713.237855" calcext:value-type="float">
            <text:p>127713,237855</text:p>
          </table:table-cell>
          <table:table-cell office:value-type="float" office:value="114204.702553" calcext:value-type="float">
            <text:p>114204,702553</text:p>
          </table:table-cell>
          <table:table-cell office:value-type="float" office:value="107017.113042" calcext:value-type="float">
            <text:p>107017,113042</text:p>
          </table:table-cell>
          <table:table-cell office:value-type="float" office:value="115884.715448" calcext:value-type="float">
            <text:p>115884,715448</text:p>
          </table:table-cell>
          <table:table-cell office:value-type="float" office:value="103544.802179" calcext:value-type="float">
            <text:p>103544,802179</text:p>
          </table:table-cell>
          <table:table-cell office:value-type="float" office:value="110510.127602" calcext:value-type="float">
            <text:p>110510,127602</text:p>
          </table:table-cell>
          <table:table-cell office:value-type="float" office:value="107038.292437" calcext:value-type="float">
            <text:p>107038,292437</text:p>
          </table:table-cell>
          <table:table-cell office:value-type="float" office:value="111380.875613" calcext:value-type="float">
            <text:p>111380,875613</text:p>
          </table:table-cell>
          <table:table-cell table:formula="of:=AVERAGE([.B9];[.K9])" office:value-type="float" office:value="109477.3346715" calcext:value-type="float">
            <text:p>109477,3346715</text:p>
          </table:table-cell>
        </table:table-row>
        <table:table-row table:style-name="ro1">
          <table:table-cell table:number-columns-repeated="11"/>
          <table:table-cell table:formula="of:=AVERAGE([.L7];[.L9])" office:value-type="float" office:value="85360.28927695" calcext:value-type="float">
            <text:p>85360,2892769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ng av +7ms+alpha 0.8+rwnd=40</text:p>
          </table:table-cell>
          <table:table-cell table:number-columns-repeated="11"/>
        </table:table-row>
        <table:table-row table:style-name="ro1">
          <table:table-cell office:value-type="float" office:value="1075017" calcext:value-type="float">
            <text:p>1075017</text:p>
          </table:table-cell>
          <table:table-cell office:value-type="float" office:value="119649.551034" calcext:value-type="float">
            <text:p>119649,551034</text:p>
          </table:table-cell>
          <table:table-cell office:value-type="float" office:value="105375.798123" calcext:value-type="float">
            <text:p>105375,798123</text:p>
          </table:table-cell>
          <table:table-cell office:value-type="float" office:value="72282.6613087" calcext:value-type="float">
            <text:p>72282,6613087</text:p>
          </table:table-cell>
          <table:table-cell office:value-type="float" office:value="93475.9252496" calcext:value-type="float">
            <text:p>93475,9252496</text:p>
          </table:table-cell>
          <table:table-cell office:value-type="float" office:value="52619.2621972" calcext:value-type="float">
            <text:p>52619,2621972</text:p>
          </table:table-cell>
          <table:table-cell office:value-type="float" office:value="97897.3007753" calcext:value-type="float">
            <text:p>97897,3007753</text:p>
          </table:table-cell>
          <table:table-cell office:value-type="float" office:value="70467.6837745" calcext:value-type="float">
            <text:p>70467,6837745</text:p>
          </table:table-cell>
          <table:table-cell office:value-type="float" office:value="108007.671799" calcext:value-type="float">
            <text:p>108007,671799</text:p>
          </table:table-cell>
          <table:table-cell office:value-type="float" office:value="113104.715607" calcext:value-type="float">
            <text:p>113104,715607</text:p>
          </table:table-cell>
          <table:table-cell office:value-type="float" office:value="102993.361024" calcext:value-type="float">
            <text:p>102993,361024</text:p>
          </table:table-cell>
          <table:table-cell table:formula="of:=AVERAGE([.B13];[.K13])" office:value-type="float" office:value="111321.456029" calcext:value-type="float">
            <text:p>111321,456029</text:p>
          </table:table-cell>
        </table:table-row>
        <table:table-row table:style-name="ro1">
          <table:table-cell office:value-type="float" office:value="24210616" calcext:value-type="float">
            <text:p>24210616</text:p>
          </table:table-cell>
          <table:table-cell office:value-type="float" office:value="100704.392396" calcext:value-type="float">
            <text:p>100704,392396</text:p>
          </table:table-cell>
          <table:table-cell office:value-type="float" office:value="94347.8355557" calcext:value-type="float">
            <text:p>94347,8355557</text:p>
          </table:table-cell>
          <table:table-cell office:value-type="float" office:value="106870.345808" calcext:value-type="float">
            <text:p>106870,345808</text:p>
          </table:table-cell>
          <table:table-cell office:value-type="float" office:value="87976.5840108" calcext:value-type="float">
            <text:p>87976,5840108</text:p>
          </table:table-cell>
          <table:table-cell office:value-type="float" office:value="99412.859861" calcext:value-type="float">
            <text:p>99412,859861</text:p>
          </table:table-cell>
          <table:table-cell office:value-type="float" office:value="91471.842939" calcext:value-type="float">
            <text:p>91471,842939</text:p>
          </table:table-cell>
          <table:table-cell office:value-type="float" office:value="102662.321135" calcext:value-type="float">
            <text:p>102662,321135</text:p>
          </table:table-cell>
          <table:table-cell office:value-type="float" office:value="101773.442598" calcext:value-type="float">
            <text:p>101773,442598</text:p>
          </table:table-cell>
          <table:table-cell office:value-type="float" office:value="97280.0828002" calcext:value-type="float">
            <text:p>97280,0828002</text:p>
          </table:table-cell>
          <table:table-cell office:value-type="float" office:value="100887.920319" calcext:value-type="float">
            <text:p>100887,920319</text:p>
          </table:table-cell>
          <table:table-cell table:formula="of:=AVERAGE([.B14];[.K14])" office:value-type="float" office:value="100796.1563575" calcext:value-type="float">
            <text:p>100796,1563575</text:p>
          </table:table-cell>
        </table:table-row>
        <table:table-row table:style-name="ro1">
          <table:table-cell table:number-columns-repeated="11"/>
          <table:table-cell table:formula="of:=AVERAGE([.L13];[.L14])" office:value-type="float" office:value="106058.80619325" calcext:value-type="float">
            <text:p>106058,806193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ng av +7ms+alpha 0.8+rwnd=30</text:p>
          </table:table-cell>
          <table:table-cell table:number-columns-repeated="11"/>
        </table:table-row>
        <table:table-row table:style-name="ro1">
          <table:table-cell office:value-type="float" office:value="1075017" calcext:value-type="float">
            <text:p>1075017</text:p>
          </table:table-cell>
          <table:table-cell office:value-type="float" office:value="78819.1104747" calcext:value-type="float">
            <text:p>78819,1104747</text:p>
          </table:table-cell>
          <table:table-cell office:value-type="float" office:value="48859.0124749" calcext:value-type="float">
            <text:p>48859,0124749</text:p>
          </table:table-cell>
          <table:table-cell office:value-type="float" office:value="87140.9901241" calcext:value-type="float">
            <text:p>87140,9901241</text:p>
          </table:table-cell>
          <table:table-cell office:value-type="float" office:value="84053.5307506" calcext:value-type="float">
            <text:p>84053,5307506</text:p>
          </table:table-cell>
          <table:table-cell office:value-type="float" office:value="89463.6234551" calcext:value-type="float">
            <text:p>89463,6234551</text:p>
          </table:table-cell>
          <table:table-cell office:value-type="float" office:value="84159.2951123" calcext:value-type="float">
            <text:p>84159,2951123</text:p>
          </table:table-cell>
          <table:table-cell office:value-type="float" office:value="86903.9435006" calcext:value-type="float">
            <text:p>86903,9435006</text:p>
          </table:table-cell>
          <table:table-cell office:value-type="float" office:value="81357.9126284" calcext:value-type="float">
            <text:p>81357,9126284</text:p>
          </table:table-cell>
          <table:table-cell table:formula="of:=AVERAGE([.B18];[.I18])" office:value-type="float" office:value="80088.51155155" calcext:value-type="float">
            <text:p>80088,51155155</text:p>
          </table:table-cell>
          <table:table-cell table:number-columns-repeated="2"/>
        </table:table-row>
        <table:table-row table:style-name="ro1">
          <table:table-cell office:value-type="float" office:value="24210616" calcext:value-type="float">
            <text:p>24210616</text:p>
          </table:table-cell>
          <table:table-cell table:number-columns-repeated="8"/>
          <table:table-cell office:value-type="string" calcext:value-type="string">
            <text:p>78890.938759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low_start +rwnd=40</text:p>
          </table:table-cell>
          <table:table-cell table:number-columns-repeated="11"/>
        </table:table-row>
        <table:table-row table:style-name="ro1">
          <table:table-cell office:value-type="float" office:value="1075017" calcext:value-type="float">
            <text:p>1075017</text:p>
          </table:table-cell>
          <table:table-cell office:value-type="float" office:value="100102.474748" calcext:value-type="float">
            <text:p>100102,474748</text:p>
          </table:table-cell>
          <table:table-cell office:value-type="float" office:value="83612.7259323" calcext:value-type="float">
            <text:p>83612,7259323</text:p>
          </table:table-cell>
          <table:table-cell office:value-type="float" office:value="57157.8558827" calcext:value-type="float">
            <text:p>57157,8558827</text:p>
          </table:table-cell>
          <table:table-cell office:value-type="float" office:value="113267.861206" calcext:value-type="float">
            <text:p>113267,861206</text:p>
          </table:table-cell>
          <table:table-cell office:value-type="float" office:value="85078.9005628" calcext:value-type="float">
            <text:p>85078,9005628</text:p>
          </table:table-cell>
          <table:table-cell office:value-type="float" office:value="67551.0837267" calcext:value-type="float">
            <text:p>67551,0837267</text:p>
          </table:table-cell>
          <table:table-cell office:value-type="float" office:value="88287.5703801" calcext:value-type="float">
            <text:p>88287,5703801</text:p>
          </table:table-cell>
          <table:table-cell office:value-type="float" office:value="102965.810348" calcext:value-type="float">
            <text:p>102965,810348</text:p>
          </table:table-cell>
          <table:table-cell office:value-type="float" office:value="106864.146405" calcext:value-type="float">
            <text:p>106864,146405</text:p>
          </table:table-cell>
          <table:table-cell office:value-type="float" office:value="115910.547163" calcext:value-type="float">
            <text:p>115910,547163</text:p>
          </table:table-cell>
          <table:table-cell table:formula="of:=AVERAGE([.B22];[.K22])" office:value-type="float" office:value="108006.5109555" calcext:value-type="float">
            <text:p>108006,5109555</text:p>
          </table:table-cell>
        </table:table-row>
        <table:table-row table:style-name="ro1">
          <table:table-cell office:value-type="float" office:value="24210616" calcext:value-type="float">
            <text:p>24210616</text:p>
          </table:table-cell>
          <table:table-cell office:value-type="float" office:value="86943.5589481" calcext:value-type="float">
            <text:p>86943,5589481</text:p>
          </table:table-cell>
          <table:table-cell office:value-type="float" office:value="95988.600862" calcext:value-type="float">
            <text:p>95988,600862</text:p>
          </table:table-cell>
          <table:table-cell office:value-type="float" office:value="101355.615122" calcext:value-type="float">
            <text:p>101355,615122</text:p>
          </table:table-cell>
          <table:table-cell table:number-columns-repeated="7"/>
          <table:table-cell table:formula="of:=AVERAGE([.B23];[.E23])" office:value-type="float" office:value="86943.5589481" calcext:value-type="float">
            <text:p>86943,558948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a+6ms+rwnd=40 :</text:p>
          </table:table-cell>
          <table:table-cell table:number-columns-repeated="11"/>
        </table:table-row>
        <table:table-row table:style-name="ro1">
          <table:table-cell office:value-type="float" office:value="1075017" calcext:value-type="float">
            <text:p>1075017</text:p>
          </table:table-cell>
          <table:table-cell office:value-type="float" office:value="130073.148545" calcext:value-type="float">
            <text:p>130073,148545</text:p>
          </table:table-cell>
          <table:table-cell office:value-type="float" office:value="49038.0060794" calcext:value-type="float">
            <text:p>49038,0060794</text:p>
          </table:table-cell>
          <table:table-cell office:value-type="float" office:value="98792.9267913" calcext:value-type="float">
            <text:p>98792,9267913</text:p>
          </table:table-cell>
          <table:table-cell office:value-type="float" office:value="88752.7008358" calcext:value-type="float">
            <text:p>88752,7008358</text:p>
          </table:table-cell>
          <table:table-cell office:value-type="float" office:value="97768.5763012" calcext:value-type="float">
            <text:p>97768,5763012</text:p>
          </table:table-cell>
          <table:table-cell office:value-type="float" office:value="104869.089081" calcext:value-type="float">
            <text:p>104869,089081</text:p>
          </table:table-cell>
          <table:table-cell office:value-type="float" office:value="64898.5721541" calcext:value-type="float">
            <text:p>64898,5721541</text:p>
          </table:table-cell>
          <table:table-cell office:value-type="float" office:value="103978.02031" calcext:value-type="float">
            <text:p>103978,02031</text:p>
          </table:table-cell>
          <table:table-cell office:value-type="float" office:value="96725.9986317" calcext:value-type="float">
            <text:p>96725,9986317</text:p>
          </table:table-cell>
          <table:table-cell office:value-type="float" office:value="108834.861561" calcext:value-type="float">
            <text:p>108834,861561</text:p>
          </table:table-cell>
          <table:table-cell table:formula="of:=AVERAGE([.B26];[.K26])" office:value-type="float" office:value="119454.005053" calcext:value-type="float">
            <text:p>119454,00505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dem avec x_rtt=5</text:p>
          </table:table-cell>
          <table:table-cell table:number-columns-repeated="11"/>
        </table:table-row>
        <table:table-row table:style-name="ro1">
          <table:table-cell office:value-type="float" office:value="1075017" calcext:value-type="float">
            <text:p>1075017</text:p>
          </table:table-cell>
          <table:table-cell office:value-type="float" office:value="56170.4308867" calcext:value-type="float">
            <text:p>56170,4308867</text:p>
          </table:table-cell>
          <table:table-cell office:value-type="float" office:value="73220.5294925" calcext:value-type="float">
            <text:p>73220,5294925</text:p>
          </table:table-cell>
          <table:table-cell office:value-type="float" office:value="100291.045409" calcext:value-type="float">
            <text:p>100291,045409</text:p>
          </table:table-cell>
          <table:table-cell office:value-type="float" office:value="130104.367848" calcext:value-type="float">
            <text:p>130104,367848</text:p>
          </table:table-cell>
          <table:table-cell office:value-type="float" office:value="97982.5127814" calcext:value-type="float">
            <text:p>97982,5127814</text:p>
          </table:table-cell>
          <table:table-cell office:value-type="float" office:value="106384.894293" calcext:value-type="float">
            <text:p>106384,894293</text:p>
          </table:table-cell>
          <table:table-cell office:value-type="float" office:value="91221.259827" calcext:value-type="float">
            <text:p>91221,259827</text:p>
          </table:table-cell>
          <table:table-cell office:value-type="float" office:value="96082.9171912" calcext:value-type="float">
            <text:p>96082,9171912</text:p>
          </table:table-cell>
          <table:table-cell office:value-type="float" office:value="104487.099464" calcext:value-type="float">
            <text:p>104487,099464</text:p>
          </table:table-cell>
          <table:table-cell office:value-type="float" office:value="91582.4540129" calcext:value-type="float">
            <text:p>91582,4540129</text:p>
          </table:table-cell>
          <table:table-cell table:formula="of:=AVERAGE([.B29];[.K29])" office:value-type="float" office:value="73876.4424498" calcext:value-type="float">
            <text:p>73876,442449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_rtt=7</text:p>
          </table:table-cell>
          <table:table-cell table:number-columns-repeated="11"/>
        </table:table-row>
        <table:table-row table:style-name="ro1">
          <table:table-cell office:value-type="float" office:value="1075017" calcext:value-type="float">
            <text:p>1075017</text:p>
          </table:table-cell>
          <table:table-cell office:value-type="float" office:value="56168.0973316" calcext:value-type="float">
            <text:p>56168,0973316</text:p>
          </table:table-cell>
          <table:table-cell office:value-type="float" office:value="128285.350622" calcext:value-type="float">
            <text:p>128285,350622</text:p>
          </table:table-cell>
          <table:table-cell office:value-type="float" office:value="91350.7343763" calcext:value-type="float">
            <text:p>91350,7343763</text:p>
          </table:table-cell>
          <table:table-cell office:value-type="float" office:value="75667.0241272" calcext:value-type="float">
            <text:p>75667,0241272</text:p>
          </table:table-cell>
          <table:table-cell office:value-type="float" office:value="88590.7026311" calcext:value-type="float">
            <text:p>88590,7026311</text:p>
          </table:table-cell>
          <table:table-cell office:value-type="float" office:value="115290.100569" calcext:value-type="float">
            <text:p>115290,100569</text:p>
          </table:table-cell>
          <table:table-cell office:value-type="float" office:value="87679.3040172" calcext:value-type="float">
            <text:p>87679,3040172</text:p>
          </table:table-cell>
          <table:table-cell office:value-type="float" office:value="94878.1936021" calcext:value-type="float">
            <text:p>94878,1936021</text:p>
          </table:table-cell>
          <table:table-cell office:value-type="float" office:value="69768.4330301" calcext:value-type="float">
            <text:p>69768,4330301</text:p>
          </table:table-cell>
          <table:table-cell office:value-type="float" office:value="97819.0165778" calcext:value-type="float">
            <text:p>97819,01657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20:07:36.344455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7:06:52.380358295</meta:creation-date>
    <dc:date>2016-05-25T22:46:40.969686499</dc:date>
    <meta:editing-duration>PT2H33M49S</meta:editing-duration>
    <meta:editing-cycles>7</meta:editing-cycles>
    <meta:generator>LibreOffice/4.2.8.2$Linux_X86_64 LibreOffice_project/420m0$Build-2</meta:generator>
    <meta:document-statistic meta:table-count="1" meta:cell-count="172" meta:object-count="0"/>
  </office:meta>
</office:document-meta>
</file>